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ArticleImpl.getHeader( String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NTPArticleImpl.cleanHeader( String fie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NTPArticleImpl.writeHead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NTPArticleImpl.writeArticle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NTPArticleImpl.writeOverview( Outpu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NNTPArticleImpl.getUniqu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NTPArticleImpl.getArticl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ArticleImpl.NNTPArticleImpl( NNTPGroup group ,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ArticleImpl.writeBody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NTPArticleImpl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